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B Arabic Style" svg:font-family="'B Arabic Style'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0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76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text:anchor-type="paragraph" draw:z-index="32" draw:style-name="gr8" svg:width="1.2122in" svg:height="0.1925in" svg:x="1.0055in" svg:y="0.1661in"><draw:text-box><text:p>Request Packets</text:p></draw:text-box></draw:frame><draw:frame text:anchor-type="paragraph" draw:z-index="44" draw:style-name="gr13" svg:width="0.5685in" svg:height="0.228in" svg:x="0.0909in" svg:y="0.0827in"><draw:text-box><text:p><text:s text:c="2"/>User</text:p></draw:text-box></draw:frame><draw:frame text:anchor-type="paragraph" draw:z-index="45" draw:style-name="gr14" svg:width="0.4925in" svg:height="0.2657in" svg:x="6.0098in" svg:y="0.0736in"><draw:text-box><text:p>Server</text:p></draw:text-box></draw:frame></text:p>
      <text:p text:style-name="Standard"><draw:custom-shape text:anchor-type="paragraph" draw:z-index="25" draw:style-name="gr1" svg:width="0.3598in" svg:height="0.2177in" svg:x="1.0992in" svg:y="0.18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style-name="gr1" svg:width="0.3598in" svg:height="0.2177in" svg:x="1.5638in" svg:y="0.1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1" svg:width="0.3598in" svg:height="0.2177in" svg:x="5.0299in" svg:y="0.18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style-name="gr1" svg:width="0.4732in" svg:height="0.1043in" svg:x="2.2173in" svg:y="0.0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1" draw:style-name="gr12" svg:width="0.7386in" svg:height="0.635in" svg:x="-0.022in" svg:y="0.16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3" draw:style-name="gr12" svg:width="0.5024in" svg:height="0.8898in" svg:x="6in" svg:y="0.147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27" draw:style-name="gr1" svg:width="0.3598in" svg:height="0.2177in" svg:x="5.4563in" svg:y="0.00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style-name="gr1" svg:width="0.3598in" svg:height="0.2177in" svg:x="2.0472in" svg:y="0.00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style-name="gr1" svg:width="0.3598in" svg:height="0.2177in" svg:x="4.5945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style-name="gr1" svg:width="0.3598in" svg:height="0.2177in" svg:x="4.1118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19" draw:style-name="gr3" svg:width="1.4012in" svg:height="0.1925in" svg:x="4.5374in" svg:y="0.0846in"><draw:text-box><text:p><text:s/>Respond Packets</text:p></draw:text-box></draw:frame><draw:custom-shape text:anchor-type="paragraph" draw:z-index="20" draw:style-name="gr1" svg:width="0.4925in" svg:height="0.0949in" svg:x="4.0354in" svg:y="0.182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style-name="gr5" svg:width="0.5969in" svg:height="0.2843in" svg:x="3.0417in" svg:y="0.0791in"><draw:text-box><text:p>Sniffer</text:p></draw:text-box></draw:frame></text:p>
      <text:p text:style-name="Standard"><draw:custom-shape text:anchor-type="paragraph" draw:z-index="0" draw:style-name="gr1" svg:width="0.3598in" svg:height="0.2177in" svg:x="1.0811in" svg:y="0.18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svg:width="0.3598in" svg:height="0.2177in" svg:x="4.9445in" svg:y="0.17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1" svg:width="0.3598in" svg:height="0.2177in" svg:x="5.3429in" svg:y="0.18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svg:width="0.3598in" svg:height="0.2177in" svg:x="4.1217in" svg:y="0.17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svg:width="0.3598in" svg:height="0.2177in" svg:x="1.5543in" svg:y="0.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1" svg:width="0.3598in" svg:height="0.2177in" svg:x="4.5374in" svg:y="0.17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5" draw:style-name="gr1" svg:width="0.3598in" svg:height="0.2177in" svg:x="1.9909in" svg:y="0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style-name="gr4" svg:width="1.1843in" svg:height="1.1559in" svg:x="2.6811in" svg:y="0.0244in"><text:p><text:s text:c="2"/>Start Capturing</text:p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42" draw:style-name="gr12" svg:width="0.474in" svg:height="0.1598in" svg:x="0.1098in" svg:y="0.0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3" draw:style-name="gr6" draw:text-style-name="P5" svg:width="3.8732in" svg:height="0.398in" svg:x="1.6681in" svg:y="0.0984in"><draw:text-box><text:p text:style-name="P5">1- We get captured packets and save them</text:p><text:p text:style-name="P5">in a buffer (should we just buffer just respond packets ?)</text:p></draw:text-box></draw:frame></text:p>
      <text:p text:style-name="Standard"/>
      <text:p text:style-name="Standard"><draw:custom-shape text:anchor-type="paragraph" draw:z-index="7" draw:style-name="gr2" draw:text-style-name="P5" svg:width="2.9358in" svg:height="0.7878in" svg:x="1.9945in" svg:y="0.1764in"><text:p text:style-name="P5">Buffer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Standard"/>
      <text:p text:style-name="Standard"><draw:custom-shape text:anchor-type="paragraph" draw:z-index="39" draw:style-name="gr11" draw:text-style-name="P5" svg:width="2.0831in" svg:height="0.6823in" svg:x="-0.2307in" svg:y="0.1791in"><text:p text:style-name="P5">Is it need to capture </text:p><text:p text:style-name="P5">request packets too or not?</text:p><draw:enhanced-geometry svg:viewBox="0 0 21600 21600" draw:mirror-horizontal="false" draw:type="line-callout-2" draw:modifiers="29116.8 -52428.8911495422 -4060.8 -4003.2 -1800 12107.4262461852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/text:p>
      <text:p text:style-name="Standard"/>
      <text:p text:style-name="Standard"/>
      <text:p text:style-name="Standard"><draw:custom-shape text:anchor-type="paragraph" draw:z-index="8" draw:style-name="gr1" svg:width="0.5594in" svg:height="0.5024in" svg:x="3.0984in" svg:y="0.081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><draw:frame text:anchor-type="paragraph" draw:z-index="24" draw:style-name="gr7" draw:text-style-name="P5" svg:width="2.6713in" svg:height="0.6157in" svg:x="2.1508in" svg:y="0.05in"><draw:text-box><text:p text:style-name="P5">2- At this level we reassemble packets</text:p><text:p text:style-name="P5">And create resources and <text:s/>buffer</text:p><text:p text:style-name="P5">them</text:p></draw:text-box></draw:frame></text:p>
      <text:p text:style-name="Standard"/>
      <text:p text:style-name="Standard"/>
      <text:p text:style-name="Standard"><draw:custom-shape text:anchor-type="paragraph" draw:z-index="9" draw:style-name="gr2" svg:width="0.5114in" svg:height="0.663in" svg:x="1.8209in" svg:y="0.0717in"><text:p><text:s/><text:span text:style-name="T1">resourc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10" draw:style-name="gr2" svg:width="0.5114in" svg:height="0.663in" svg:x="5.3154in" svg:y="0.0811in"><text:p><text:s/><text:span text:style-name="T1">resourc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11" draw:style-name="gr2" svg:width="0.5114in" svg:height="0.663in" svg:x="0.7035in" svg:y="0.0717in"><text:p><text:s/><text:span text:style-name="T1">resourc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12" draw:style-name="gr2" svg:width="0.5114in" svg:height="0.663in" svg:x="1.2626in" svg:y="0.0717in"><text:p><text:s/><text:span text:style-name="T1">resourc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13" draw:style-name="gr2" svg:width="0.5114in" svg:height="0.663in" svg:x="4.728in" svg:y="0.0811in"><text:p><text:s/><text:span text:style-name="T1">resourc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14" draw:style-name="gr2" svg:width="0.5114in" svg:height="0.663in" svg:x="4.1118in" svg:y="0.0811in"><text:p><text:span text:style-name="T1">resourc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15" draw:style-name="gr2" svg:width="0.5114in" svg:height="0.663in" svg:x="3.5437in" svg:y="0.0811in"><text:p><text:s/><text:span text:style-name="T1">resourc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16" draw:style-name="gr2" svg:width="0.5114in" svg:height="0.663in" svg:x="2.9571in" svg:y="0.0811in"><text:p><text:s/><text:span text:style-name="T1">resourc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17" draw:style-name="gr2" svg:width="0.5114in" svg:height="0.663in" svg:x="2.389in" svg:y="0.0717in"><text:p><text:s/><text:span text:style-name="T1">resource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Standard"/>
      <text:p text:style-name="Standard"/>
      <text:p text:style-name="Standard"/>
      <text:p text:style-name="Standard"><draw:custom-shape text:anchor-type="paragraph" draw:z-index="34" draw:style-name="gr1" svg:width="0.2748in" svg:height="0.7768in" svg:x="0.6547in" svg:y="0.08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6" draw:style-name="gr1" svg:width="0.3504in" svg:height="0.8252in" svg:x="4.1957in" svg:y="0.0429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0" draw:style-name="gr12" svg:width="0.3315in" svg:height="0.7677in" svg:x="1.1138in" svg:y="0.060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><draw:frame text:anchor-type="paragraph" draw:z-index="35" draw:style-name="gr9" svg:width="2.926in" svg:height="1.0705in" svg:x="-0.0457in" svg:y="0.1598in"><draw:text-box><text:p>3- Here we get html, xhtml (we suppose now that we just support html) resource and parse it, now we have a list of resource for our page now.</text:p></draw:text-box></draw:frame></text:p>
      <text:p text:style-name="Standard"><draw:frame text:anchor-type="paragraph" draw:z-index="37" draw:style-name="gr10" svg:width="1.0803in" svg:height="0.3224in" svg:x="3.7701in" svg:y="0.0047in"><draw:text-box><text:p>4- Get resorces</text:p></draw:text-box></draw:frame></text:p>
      <text:p text:style-name="Standard"/>
      <text:p text:style-name="Standard"><draw:custom-shape text:anchor-type="paragraph" draw:z-index="38" draw:style-name="gr1" svg:width="0.5913in" svg:height="0.4551in" svg:x="3.0043in" svg:y="0.15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><draw:custom-shape text:anchor-type="paragraph" draw:z-index="18" draw:style-name="gr2" svg:width="0.9614in" svg:height="0.7488in" svg:x="2.7945in" svg:y="0.0799in"><text:p text:style-name="P5"><text:s text:c="4"/>Page <text:s text:c="2"/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6" draw:style-name="gr15" svg:width="3.2295in" svg:height="0.7669in" svg:x="3.822in" svg:y="0.0898in"><draw:text-box><text:p>5- We can have a directory for each user, and save pages on it (grouped by their request tim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Modules:</text:p>
      <text:p text:style-name="P2">Here we list our needed modules and explain their works.</text:p>
      <text:p text:style-name="P2"/>
      <text:p text:style-name="P4">1- m_configParser:</text:p>
      <text:p text:style-name="P2"><text:tab/>[FIXME]</text:p>
      <text:p text:style-name="P2"/>
      <text:p text:style-name="P4">2- m_logging:</text:p>
      <text:p text:style-name="P2"><text:tab/>[FIXME]</text:p>
      <text:p text:style-name="P2"/>
      <text:p text:style-name="P4">3- m_programManagement</text:p>
      <text:p text:style-name="P2"><text:tab/>[FIXME]</text:p>
      <text:p text:style-name="P3"/>
      <text:p text:style-name="P4">4- m_circumstance:</text:p>
      <text:p text:style-name="P2"><text:tab/>[FIXME]</text:p>
      <text:p text:style-name="P2"/>
      <text:p text:style-name="P4">5- m_ui</text:p>
      <text:p text:style-name="P2"><text:tab/>[FIXME]</text:p>
      <text:p text:style-name="P2"/>
      <text:p text:style-name="P4">6- m_snifferLevel1:</text:p>
      <text:p text:style-name="P2"><text:tab/>Collect and capture raw packets.</text:p>
      <text:p text:style-name="P2"><text:tab/>[FIXME]</text:p>
      <text:p text:style-name="P2"/>
      <text:p text:style-name="P4">7- m_snifferLevel2:</text:p>
      <text:p text:style-name="P2"><text:tab/>Reassemble packets in level 1 to create resources and files.</text:p>
      <text:p text:style-name="P2"><text:tab/>[FIXME]</text:p>
      <text:p text:style-name="P2"/>
      <text:p text:style-name="P4">8- m_snifferLevel3:</text:p>
      <text:p text:style-name="P2"><text:tab/>Collect files and resources in level 2 and get them to gather them to create the main <text:s/>page.</text:p>
      <text:p text:style-name="P2"><text:tab/>[FIXME]</text:p>
      <text:p text:style-name="P2"/>
      <text:p text:style-name="P2">[FIX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B Arabic Style" svg:font-family="'B Arabic Style'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02:22:23</meta:creation-date>
    <dc:date>2012-12-20T13:44:43</dc:date>
    <meta:editing-duration>PT58M22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22" meta:word-count="69" meta:character-count="457" meta:non-whitespace-character-count="398"/>
  </office:meta>
</office:document-meta>
</file>